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t" svg:stroke-color="#b2b2b2" draw:fill-color="#eeeeee" draw:textarea-horizontal-align="justify" draw:textarea-vertical-align="middle" draw:auto-grow-height="false" fo:min-height="17.95cm" fo:min-width="29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5cm" fo:min-width="2.6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35cm" fo:min-width="3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25cm" fo:min-width="6.2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25cm" fo:min-width="3.1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25cm" fo:min-width="4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15cm" fo:min-width="3.2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15cm" fo:min-width="4.8cm"/>
      <style:paragraph-properties style:writing-mode="lr-tb"/>
    </style:style>
    <style:style style:name="gr9" style:family="graphic" style:parent-style-name="standard">
      <style:graphic-properties svg:stroke-color="#ff860d" draw:fill-color="#ffdbb6" draw:textarea-horizontal-align="justify" draw:textarea-vertical-align="middle" draw:auto-grow-height="false" fo:min-height="1.45cm" fo:min-width="5.3cm"/>
      <style:paragraph-properties style:writing-mode="lr-tb"/>
    </style:style>
    <style:style style:name="gr10" style:family="graphic" style:parent-style-name="standard">
      <style:graphic-properties svg:stroke-color="#ff860d" draw:fill-color="#ffd8ce" draw:textarea-horizontal-align="justify" draw:textarea-vertical-align="middle" draw:auto-grow-height="false" fo:min-height="1.45cm" fo:min-width="5.3cm"/>
      <style:paragraph-properties style:writing-mode="lr-tb"/>
    </style:style>
    <style:style style:name="gr11" style:family="graphic" style:parent-style-name="standard">
      <style:graphic-properties svg:stroke-color="#ff860d" draw:fill-color="#dedce6" draw:textarea-horizontal-align="justify" draw:textarea-vertical-align="middle" draw:auto-grow-height="false" fo:min-height="1.45cm" fo:min-width="6.488cm"/>
      <style:paragraph-properties style:writing-mode="lr-tb"/>
    </style:style>
    <style:style style:name="gr12" style:family="graphic" style:parent-style-name="standard">
      <style:graphic-properties svg:stroke-color="#ff860d" draw:fill-color="#ffd7d7" draw:textarea-horizontal-align="justify" draw:textarea-vertical-align="middle" draw:auto-grow-height="false" fo:min-height="2.15cm" fo:min-width="6.4cm"/>
      <style:paragraph-properties style:writing-mode="lr-tb"/>
    </style:style>
    <style:style style:name="gr13" style:family="graphic" style:parent-style-name="objectwithoutfill">
      <style:graphic-properties svg:stroke-color="#ff860d" draw:marker-end="Arrow" draw:marker-end-width="0.3cm" draw:fill="solid" draw:fill-color="#ffffff" draw:textarea-vertical-align="middle"/>
    </style:style>
    <style:style style:name="gr14" style:family="graphic" style:parent-style-name="objectwithoutfill">
      <style:graphic-properties svg:stroke-color="#ffaa95" draw:marker-end="Arrow" draw:marker-end-width="0.3cm" draw:fill="solid" draw:fill-color="#ffffff" draw:textarea-vertical-align="middle"/>
    </style:style>
    <style:style style:name="gr15" style:family="graphic" style:parent-style-name="objectwithoutfill">
      <style:graphic-properties svg:stroke-color="#ff6d6d" draw:marker-end="Arrow" draw:marker-end-width="0.3cm" draw:fill="solid" draw:fill-color="#ffffff" draw:textarea-vertical-align="middle"/>
    </style:style>
    <style:style style:name="gr16" style:family="graphic" style:parent-style-name="objectwithoutfill">
      <style:graphic-properties svg:stroke-color="#b7b3ca" draw:marker-end="Arrow" draw:marker-end-width="0.3cm" draw:fill="solid" draw:fill-color="#ffffff" draw:textarea-vertical-align="middle"/>
    </style:style>
    <style:style style:name="gr17" style:family="graphic" style:parent-style-name="objectwithoutfill">
      <style:graphic-properties draw:stroke="dash" draw:stroke-dash="Long_20_Dash" svg:stroke-color="#ffa6a6" draw:marker-end="Arrow" draw:marker-end-width="0.3cm" draw:fill="solid" draw:fill-color="#ffffff" draw:textarea-vertical-align="middle"/>
    </style:style>
    <style:style style:name="gr18" style:family="graphic" style:parent-style-name="objectwithoutfill">
      <style:graphic-properties draw:stroke="dash" draw:stroke-dash="Long_20_Dash" svg:stroke-color="#b7b3ca" draw:marker-end="Arrow" draw:marker-end-width="0.3cm" draw:fill="solid" draw:fill-color="#ffffff" draw:textarea-vertical-align="middle"/>
    </style:style>
    <style:style style:name="gr19" style:family="graphic" style:parent-style-name="objectwithoutfill">
      <style:graphic-properties draw:stroke="dash" draw:stroke-dash="Long_20_Dash" svg:stroke-color="#ff7b59" draw:marker-end="Arrow" draw:marker-end-width="0.3cm" draw:fill="solid" draw:fill-color="#ffffff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  <style:paragraph-properties style:writing-mode="lr-tb"/>
    </style:style>
    <style:style style:name="gr21" style:family="graphic" style:parent-style-name="objectwithoutfill">
      <style:graphic-properties svg:stroke-color="#000000" draw:marker-end="Arrow" draw:marker-end-width="0.3cm" draw:fill="solid" draw:fill-color="#ffffff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3" style:family="graphic" style:parent-style-name="objectwithoutfill">
      <style:graphic-properties draw:stroke="dash" draw:stroke-dash="Long_20_Dash" svg:stroke-color="#000000" draw:marker-end="Arrow" draw:marker-end-width="0.3cm" draw:fill="solid" draw:fill-color="#ffffff" draw:textarea-vertical-align="middle"/>
    </style:style>
    <style:style style:name="gr24" style:family="graphic" style:parent-style-name="standard">
      <style:graphic-properties svg:stroke-color="#ff8000" draw:fill-color="#ffffff" draw:textarea-horizontal-align="justify" draw:textarea-vertical-align="middle" draw:auto-grow-height="false" fo:min-height="1.35cm" fo:min-width="3.1cm"/>
      <style:paragraph-properties style:writing-mode="lr-tb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1.35cm" fo:min-width="6.6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dbb6"/>
      <style:paragraph-properties fo:text-align="center"/>
    </style:style>
    <style:style style:name="P5" style:family="paragraph">
      <loext:graphic-properties draw:fill-color="#ffd8ce"/>
      <style:paragraph-properties fo:text-align="center"/>
    </style:style>
    <style:style style:name="P6" style:family="paragraph">
      <loext:graphic-properties draw:fill-color="#dedce6"/>
      <style:paragraph-properties fo:text-align="center"/>
    </style:style>
    <style:style style:name="P7" style:family="paragraph">
      <loext:graphic-properties draw:fill-color="#ffd7d7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1" draw:layer="layout" svg:width="29.5cm" svg:height="18.2cm" svg:x="10.3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1cm" svg:height="1.5cm" svg:x="5.65cm" svg:y="5.2cm">
          <text:p text:style-name="P2">bcat-li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3" draw:id="id3" draw:layer="layout" svg:width="3.5cm" svg:height="1.6cm" svg:x="5.45cm" svg:y="15.535cm">
          <text:p text:style-name="P2">bcat-data</text:p>
          <draw:enhanced-geometry svg:viewBox="0 0 21600 21600" draw:type="rectangle" draw:enhanced-path="M 0 0 L 21600 0 21600 21600 0 21600 0 0 Z N"/>
        </draw:custom-shape>
        <draw:custom-shape draw:style-name="gr4" draw:text-style-name="P3" xml:id="id14" draw:id="id14" draw:layer="layout" svg:width="6.7cm" svg:height="1.5cm" svg:x="31.744cm" svg:y="8.9cm">
          <text:p text:style-name="P2">bcat-news-summaries</text:p>
          <draw:enhanced-geometry svg:viewBox="0 0 21600 21600" draw:type="rectangle" draw:enhanced-path="M 0 0 L 21600 0 21600 21600 0 21600 0 0 Z N"/>
        </draw:custom-shape>
        <draw:custom-shape draw:style-name="gr5" draw:text-style-name="P3" xml:id="id11" draw:id="id11" draw:layer="layout" svg:width="3.6cm" svg:height="1.5cm" svg:x="19.25cm" svg:y="12cm">
          <text:p text:style-name="P2">bcat-title</text:p>
          <draw:enhanced-geometry svg:viewBox="0 0 21600 21600" draw:type="rectangle" draw:enhanced-path="M 0 0 L 21600 0 21600 21600 0 21600 0 0 Z N"/>
        </draw:custom-shape>
        <draw:custom-shape draw:style-name="gr4" draw:text-style-name="P3" xml:id="id13" draw:id="id13" draw:layer="layout" svg:width="6.7cm" svg:height="1.5cm" svg:x="31.744cm" svg:y="5.8cm">
          <text:p text:style-name="P2">bcat-online-archives</text:p>
          <draw:enhanced-geometry svg:viewBox="0 0 21600 21600" draw:type="rectangle" draw:enhanced-path="M 0 0 L 21600 0 21600 21600 0 21600 0 0 Z N"/>
        </draw:custom-shape>
        <draw:custom-shape draw:style-name="gr6" draw:text-style-name="P3" xml:id="id6" draw:id="id6" draw:layer="layout" svg:width="4.5cm" svg:height="1.5cm" svg:x="18.8cm" svg:y="5.1cm">
          <text:p text:style-name="P2">bcat-catalog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3" xml:id="id8" draw:id="id8" draw:layer="layout" svg:width="3.7cm" svg:height="1.4cm" svg:x="24.9cm" svg:y="8.9cm">
          <text:p text:style-name="P2">bcat-ic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7" draw:id="id7" draw:layer="layout" svg:width="5.3cm" svg:height="1.4cm" svg:x="18.4cm" svg:y="8.9cm">
          <text:p text:style-name="P2">bcat-detail</text:p>
          <draw:enhanced-geometry svg:viewBox="0 0 21600 21600" draw:type="rectangle" draw:enhanced-path="M 0 0 L 21600 0 21600 21600 0 21600 0 0 Z N"/>
        </draw:custom-shape>
        <draw:custom-shape draw:style-name="gr9" draw:text-style-name="P4" xml:id="id1" draw:id="id1" draw:layer="layout" svg:width="5.8cm" svg:height="1.7cm" svg:x="4.3cm" svg:y="2.3cm">
          <text:p text:style-name="P2">Query bcat dat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4" draw:id="id4" draw:layer="layout" svg:width="5.8cm" svg:height="1.7cm" svg:x="11.3cm" svg:y="2.3cm">
          <text:p text:style-name="P2">Query bcat new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5" draw:id="id5" draw:layer="layout" svg:width="5.8cm" svg:height="1.7cm" svg:x="18.15cm" svg:y="2.3cm">
          <text:p text:style-name="P2">Query channel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9" draw:id="id9" draw:layer="layout" svg:width="5.8cm" svg:height="1.7cm" svg:x="24.9cm" svg:y="2.3cm">
          <text:p text:style-name="P2">Query channel inf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xml:id="id12" draw:id="id12" draw:layer="layout" svg:width="6.988cm" svg:height="1.7cm" svg:x="31.6cm" svg:y="2.3cm">
          <text:p text:style-name="P2">Query news archiv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xml:id="id10" draw:id="id10" draw:layer="layout" svg:width="6.9cm" svg:height="2.4cm" svg:x="17.6cm" svg:y="14.9cm">
          <text:p text:style-name="P2">Query channel related</text:p>
          <text:p text:style-name="P2">to an applicati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8" draw:layer="layout" svg:x1="7.2cm" svg:y1="4cm" svg:x2="7.2cm" svg:y2="5.2cm" draw:start-shape="id1" draw:end-shape="id2" draw:end-glue-point="0" svg:d="M7200 4000v1200" svg:viewBox="0 0 1 1201">
          <text:p/>
        </draw:connector>
        <draw:connector draw:style-name="gr13" draw:text-style-name="P8" draw:layer="layout" svg:x1="7.2cm" svg:y1="6.7cm" svg:x2="7.2cm" svg:y2="15.535cm" draw:start-shape="id2" draw:start-glue-point="2" draw:end-shape="id3" draw:end-glue-point="0" svg:d="M7200 6700v8835" svg:viewBox="0 0 1 8836">
          <text:p/>
        </draw:connector>
        <draw:connector draw:style-name="gr13" draw:text-style-name="P8" draw:layer="layout" svg:x1="14.2cm" svg:y1="4cm" svg:x2="8.75cm" svg:y2="5.95cm" draw:start-shape="id4" draw:start-glue-point="2" draw:end-shape="id2" draw:end-glue-point="1" svg:d="M14200 4000v1950h-5450" svg:viewBox="0 0 5451 1951">
          <text:p/>
        </draw:connector>
        <draw:connector draw:style-name="gr14" draw:text-style-name="P8" draw:layer="layout" svg:x1="21.05cm" svg:y1="4cm" svg:x2="21.05cm" svg:y2="5.1cm" draw:start-shape="id5" draw:start-glue-point="2" draw:end-shape="id6" draw:end-glue-point="0" svg:d="M21050 4000v1100" svg:viewBox="0 0 1 1101">
          <text:p/>
        </draw:connector>
        <draw:connector draw:style-name="gr14" draw:text-style-name="P8" draw:layer="layout" svg:x1="21.05cm" svg:y1="6.6cm" svg:x2="21.05cm" svg:y2="8.9cm" draw:start-shape="id6" draw:start-glue-point="2" draw:end-shape="id7" draw:end-glue-point="0" svg:d="M21050 6600v2300" svg:viewBox="0 0 1 2301">
          <text:p/>
        </draw:connector>
        <draw:connector draw:style-name="gr14" draw:text-style-name="P8" draw:layer="layout" draw:line-skew="-0.45cm" svg:x1="21.05cm" svg:y1="6.6cm" svg:x2="26.75cm" svg:y2="8.9cm" draw:start-shape="id6" draw:start-glue-point="2" draw:end-shape="id8" draw:end-glue-point="0" svg:d="M21050 6600v700h5700v1600" svg:viewBox="0 0 5701 2301">
          <text:p/>
        </draw:connector>
        <draw:connector draw:style-name="gr14" draw:text-style-name="P8" draw:layer="layout" draw:line-skew="0.85cm" svg:x1="27.8cm" svg:y1="4cm" svg:x2="21.05cm" svg:y2="8.9cm" draw:start-shape="id9" draw:start-glue-point="2" draw:end-shape="id7" svg:d="M27800 4000v3300h-6750v1600" svg:viewBox="0 0 6751 4901">
          <text:p/>
        </draw:connector>
        <draw:connector draw:style-name="gr14" draw:text-style-name="P8" draw:layer="layout" draw:line-skew="0.85cm" svg:x1="27.8cm" svg:y1="4cm" svg:x2="26.75cm" svg:y2="8.9cm" draw:start-shape="id9" draw:start-glue-point="2" draw:end-shape="id8" draw:end-glue-point="0" svg:d="M27800 4000v3300h-1050v1600" svg:viewBox="0 0 1051 4901">
          <text:p/>
        </draw:connector>
        <draw:connector draw:style-name="gr15" draw:text-style-name="P8" draw:layer="layout" svg:x1="21.05cm" svg:y1="14.9cm" svg:x2="21.05cm" svg:y2="13.5cm" draw:start-shape="id10" draw:start-glue-point="0" draw:end-shape="id11" draw:end-glue-point="2" svg:d="M21050 14900v-1400" svg:viewBox="0 0 1 1401">
          <text:p/>
        </draw:connector>
        <draw:connector draw:style-name="gr16" draw:text-style-name="P8" draw:layer="layout" svg:x1="35.094cm" svg:y1="4cm" svg:x2="35.094cm" svg:y2="5.8cm" draw:start-shape="id12" draw:start-glue-point="2" draw:end-shape="id13" draw:end-glue-point="0" svg:d="M35094 4000v1800" svg:viewBox="0 0 1 1801">
          <text:p/>
        </draw:connector>
        <draw:connector draw:style-name="gr16" draw:text-style-name="P8" draw:layer="layout" svg:x1="35.094cm" svg:y1="7.3cm" svg:x2="35.094cm" svg:y2="8.9cm" draw:start-shape="id13" draw:start-glue-point="2" draw:end-shape="id14" draw:end-glue-point="0" svg:d="M35094 7300v1600" svg:viewBox="0 0 1 1601">
          <text:p/>
        </draw:connector>
        <draw:connector draw:style-name="gr17" draw:text-style-name="P8" draw:layer="layout" draw:line-skew="-0.099cm" svg:x1="17.6cm" svg:y1="16.1cm" svg:x2="11.3cm" svg:y2="3.15cm" draw:start-shape="id10" draw:start-glue-point="3" draw:end-shape="id4" draw:end-glue-point="3" svg:d="M17600 16100h-6900v-12950h600" svg:viewBox="0 0 6901 12951">
          <text:p/>
        </draw:connector>
        <draw:connector draw:style-name="gr18" draw:text-style-name="P8" draw:layer="layout" draw:line-skew="-0.099cm" svg:x1="35.094cm" svg:y1="2.3cm" svg:x2="14.2cm" svg:y2="2.3cm" draw:start-shape="id12" draw:start-glue-point="0" draw:end-shape="id4" draw:end-glue-point="0" svg:d="M35094 2300v-600h-20894v600" svg:viewBox="0 0 20895 601">
          <text:p/>
        </draw:connector>
        <draw:connector draw:style-name="gr19" draw:text-style-name="P8" draw:layer="layout" svg:x1="23.95cm" svg:y1="3.15cm" svg:x2="24.9cm" svg:y2="3.15cm" draw:start-shape="id5" draw:start-glue-point="1" draw:end-shape="id9" draw:end-glue-point="3" svg:d="M23950 3150h950" svg:viewBox="0 0 951 1">
          <text:p/>
        </draw:connector>
        <draw:connector draw:style-name="gr19" draw:text-style-name="P8" draw:layer="layout" draw:line-skew="0cm 0cm 3.125cm" svg:x1="18.15cm" svg:y1="3.15cm" svg:x2="31.6cm" svg:y2="3.15cm" draw:start-shape="id5" draw:start-glue-point="3" draw:end-shape="id12" draw:end-glue-point="3" svg:d="M18150 3150h-501v1351h13251v-1351h700" svg:viewBox="0 0 13952 1352">
          <text:p/>
        </draw:connector>
        <draw:frame draw:style-name="gr20" draw:text-style-name="P9" draw:layer="layout" svg:width="3.423cm" svg:height="0.962cm" svg:x="23.677cm" svg:y="18.238cm">
          <draw:text-box>
            <text:p>News only</text:p>
          </draw:text-box>
        </draw:frame>
        <draw:line draw:style-name="gr21" draw:text-style-name="P8" draw:layer="layout" svg:x1="4.5cm" svg:y1="20.6cm" svg:x2="5.8cm" svg:y2="20.6cm">
          <text:p/>
        </draw:line>
        <draw:frame draw:style-name="gr22" draw:text-style-name="P9" draw:layer="layout" svg:width="2.369cm" svg:height="0.962cm" svg:x="3.9cm" svg:y="20.919cm">
          <draw:text-box>
            <text:p>Refers</text:p>
          </draw:text-box>
        </draw:frame>
        <draw:line draw:style-name="gr23" draw:text-style-name="P8" draw:layer="layout" svg:x1="7.9cm" svg:y1="20.6cm" svg:x2="9.5cm" svg:y2="20.6cm">
          <text:p/>
        </draw:line>
        <draw:frame draw:style-name="gr22" draw:text-style-name="P9" draw:layer="layout" svg:width="2.801cm" svg:height="0.962cm" svg:x="7.1cm" svg:y="20.919cm">
          <draw:text-box>
            <text:p>Triggers</text:p>
          </draw:text-box>
        </draw:frame>
        <draw:custom-shape draw:style-name="gr24" draw:text-style-name="P3" draw:layer="layout" svg:width="3.6cm" svg:height="1.6cm" svg:x="11.3cm" svg:y="20.5cm">
          <text:p text:style-name="P2">Use cases</text:p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7.1cm" svg:height="1.6cm" svg:x="16.7cm" svg:y="20.5cm">
          <text:p text:style-name="P2">Bcat container kin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17:15:58.872007032</meta:creation-date>
    <dc:date>2020-11-29T23:01:48.609164196</dc:date>
    <meta:editing-duration>PT49S</meta:editing-duration>
    <meta:editing-cycles>2</meta:editing-cycles>
    <meta:generator>LibreOffice/6.4.7.2$Linux_X86_64 LibreOffice_project/40$Build-2</meta:generator>
    <meta:document-statistic meta:object-count="37"/>
  </office:meta>
</office:document-meta>
</file>